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3pt" officeooo:rsid="0010d490" officeooo:paragraph-rsid="000b7582" style:font-size-asian="13pt" style:font-size-complex="13pt"/>
    </style:style>
    <style:style style:name="P2" style:family="paragraph" style:parent-style-name="Standard">
      <style:paragraph-properties fo:line-height="200%" fo:text-align="center" style:justify-single-word="false"/>
      <style:text-properties fo:font-size="13pt" officeooo:rsid="0010d490" officeooo:paragraph-rsid="000b7582" style:font-size-asian="13pt" style:font-size-complex="13pt"/>
    </style:style>
    <style:style style:name="P3" style:family="paragraph" style:parent-style-name="Standard">
      <style:paragraph-properties fo:line-height="200%" fo:text-align="start" style:justify-single-word="false"/>
      <style:text-properties fo:font-size="13pt" officeooo:rsid="0010d490" officeooo:paragraph-rsid="000b7582" style:font-size-asian="13pt" style:font-size-complex="13pt"/>
    </style:style>
    <style:style style:name="P4" style:family="paragraph" style:parent-style-name="Standard">
      <style:paragraph-properties fo:line-height="200%"/>
      <style:text-properties fo:font-size="13pt" officeooo:rsid="00130d9c" officeooo:paragraph-rsid="000b7582" style:font-size-asian="13pt" style:font-size-complex="13pt"/>
    </style:style>
    <style:style style:name="T1" style:family="text">
      <style:text-properties officeooo:rsid="001258f0"/>
    </style:style>
    <style:style style:name="T2" style:family="text">
      <style:text-properties officeooo:rsid="000c05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Munoz</text:p>
      <text:p text:style-name="P1">CS 202</text:p>
      <text:p text:style-name="P4">Professor Nancy LaTourette</text:p>
      <text:p text:style-name="P1"/>
      <text:p text:style-name="P2">Project 1a Documentation</text:p>
      <text:p text:style-name="P3"/>
      <text:p text:style-name="P3"><text:tab/><text:span text:style-name="T1">The purpose of this project is to create a program that reads in data from a file called “symbols” and to print out that data to a separate file. <text:s/>While this project seemed very simple, it was actually a little bit difficult for me. <text:s/>I had not learned many of the commands such as cout and cin, and had also not used the directories iostream and fstream in my code before. <text:s/>Going to the TA office hours and the SI session really helped me figure out what I was doing wrong and how I could fix it. <text:s/></text:span></text:p>
      <text:p text:style-name="P3"><text:tab/><text:span text:style-name="T2">My biggest issue was trying to figure out how to implement the two functions that were required for the assignment. <text:s/>With the help of the SI leader, I was able to figure out how to create a read in function which reads in all the data from the file and a function that puts the data into the output file that was created. <text:s/>I ran into a few compiler errors when I first implemented the functions into the code. <text:s/>I tried to fix this by using global variables with size constants of the array but it still gave me compiler errors. <text:s/>I haven't been able to figure out how to include the functions without getting a multitude of errors. <text:s/>I have a for loop within my main function that goes through and reads in the data and also prints it out to a separate file. This code compiles and runs the program. 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9:01:07.922443098</meta:creation-date>
    <dc:date>2015-01-26T19:32:38.022258855</dc:date>
    <meta:editing-duration>PT30M34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259" meta:character-count="1369" meta:non-whitespace-character-count="1100"/>
  </office:meta>
</office:document-meta>
</file>